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81.64pt"/>
    </style:style>
    <style:style style:name="ro1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  <style:text-properties fo:color="#000000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Droid Sans Fallback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Droid Sans Fallback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/>
          <table:table-cell office:value-type="string" calcext:value-type="string">
            <text:p><text:span text:style-name="T1">Y = 2^(2-1)-1+</text:span><text:span text:style-name="T2">2 </text:span>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X = 4+1+Y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/>
          <table:table-cell office:value-type="string" calcext:value-type="string">
            <text:p>Z = X + 1 + 2^(a-1)-1 + Y</text:p>
          </table:table-cell>
          <table:table-cell office:value-type="string" calcext:value-type="string">
            <text:p>Z ?= X + J – 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1" table:number-columns-repeated="2"/>
          <table:table-cell/>
          <table:table-cell office:value-type="string" calcext:value-type="string">
            <text:p>W = Z + 1 + 2^(g-1)-1 + D</text:p>
          </table:table-cell>
          <table:table-cell office:value-type="string" calcext:value-type="string">
            <text:p>W = Z + H – J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H = (Y+1)+1 + 2^(g-1)-1 + D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number-columns-repeated="1012"/>
        </table:table-row>
        <table:table-row table:style-name="ro1" table:number-rows-repeated="2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2"/>
        </table:table-row>
        <table:table-row table:style-name="ro1" table:number-rows-repeated="5">
          <table:table-cell table:style-name="ce1" table:number-columns-repeated="12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 style:data-style-name="N2" text:time-value="14:08:38.357594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8:05:09.227126376</meta:creation-date>
    <dc:date>2018-11-22T15:48:30.927648475</dc:date>
    <meta:editing-duration>PT39M35S</meta:editing-duration>
    <meta:editing-cycles>3</meta:editing-cycles>
    <meta:generator>LibreOffice/6.1.3.2$Linux_X86_64 LibreOffice_project/10$Build-2</meta:generator>
    <meta:document-statistic meta:table-count="1" meta:cell-count="63" meta:object-count="0"/>
  </office:meta>
</office:document-meta>
</file>